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b61ad" officeooo:paragraph-rsid="001b61ad" style:font-weight-asian="bold" style:font-weight-complex="bold"/>
    </style:style>
    <style:style style:name="P2" style:family="paragraph" style:parent-style-name="Standard">
      <style:paragraph-properties fo:text-align="start" style:justify-single-word="false"/>
      <style:text-properties fo:font-weight="bold" officeooo:rsid="001b61ad" officeooo:paragraph-rsid="001b61ad" style:font-weight-asian="bold" style:font-weight-complex="bold"/>
    </style:style>
    <style:style style:name="P3" style:family="paragraph" style:parent-style-name="Standard">
      <style:text-properties fo:font-weight="normal" officeooo:rsid="001b61ad" officeooo:paragraph-rsid="001b61ad" style:font-weight-asian="normal" style:font-weight-complex="normal"/>
    </style:style>
    <style:style style:name="P4" style:family="paragraph" style:parent-style-name="Standard">
      <style:text-properties fo:font-weight="normal" officeooo:rsid="001ddb24" officeooo:paragraph-rsid="001ddb24" style:font-weight-asian="normal" style:font-weight-complex="normal"/>
    </style:style>
    <style:style style:name="T1" style:family="text">
      <style:text-properties officeooo:rsid="0020805d"/>
    </style:style>
    <style:style style:name="T2" style:family="text">
      <style:text-properties officeooo:rsid="00220d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te Purpose for Home Page</text:p>
      <text:p text:style-name="P3">Welcome to my personal website! This site is in its infancy and will likely be pretty bare for some time as I progressively add to it. My goal is to create slowly turn this place into a portfolio of my personal work (see Projects), as well a place I can leave my thoughts for the world to see (or at least the three of four people that end up checking this place out). If you’d like to reach me, there is a contact window &lt;a href=’/about’&gt;here&lt;/a&gt;.</text:p>
      <text:p text:style-name="P3"/>
      <text:p text:style-name="P1">Details of Me for About Me Page</text:p>
      <text:p text:style-name="P4">[Add a Photo of Yourself]</text:p>
      <text:p text:style-name="P4"><text:tab/>Hi there, my name is Joshua Tennies and thanks for visiting my website! I am a 22 year old Software Engineer who graduated from Western Governor’s University back in February of 2019. My first blog post walks through how I got to this point in my career in case you are curious. </text:p>
      <text:p text:style-name="P4"><text:tab/>While I love developing software, my real passion lies in helping people and trying to be a better reflection of Jesus everyday. <text:span text:style-name="T2">Beyond that,</text:span> interests include adventuring, <text:span text:style-name="T2">trying new things</text:span>, movie-<text:span text:style-name="T1">going, and fitness. Oh, and of course video games. Want to know more? Send me a message below!</text:span></text:p>
      <text:p text:style-name="P4"/>
      <text:p text:style-name="P1">Blog Description for Blog Home Page</text:p>
      <text:p text:style-name="P3"/>
      <text:p text:style-name="P1"/>
      <text:p text:style-name="P1">Project List for Project Page</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0T14:11:26.862092960</meta:creation-date>
    <dc:date>2019-11-10T17:27:21.858637709</dc:date>
    <meta:editing-duration>PT1H12M3S</meta:editing-duration>
    <meta:editing-cycles>4</meta:editing-cycles>
    <meta:generator>LibreOffice/6.0.7.3$Linux_X86_64 LibreOffice_project/00m0$Build-3</meta:generator>
    <meta:document-statistic meta:table-count="0" meta:image-count="0" meta:object-count="0" meta:page-count="1" meta:paragraph-count="8" meta:word-count="214" meta:character-count="1167" meta:non-whitespace-character-count="958"/>
  </office:meta>
</office:document-meta>
</file>